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justify" style:justify-single-word="false"/>
    </style:style>
    <style:style style:name="P5" style:family="paragraph" style:parent-style-name="Preformatted_20_Text">
      <style:paragraph-properties fo:text-align="justify" style:justify-single-word="fals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List_20_Heading">
      <style:paragraph-properties fo:text-align="justify" style:justify-single-word="false"/>
    </style:style>
    <style:style style:name="P10" style:family="paragraph" style:parent-style-name="Heading_20_1">
      <style:paragraph-properties fo:text-align="justify" style:justify-single-word="false"/>
    </style:style>
    <style:style style:name="P11" style:family="paragraph" style:parent-style-name="Heading_20_3">
      <style:paragraph-properties fo:text-align="justify" style:justify-single-word="false"/>
    </style:style>
    <style:style style:name="T1" style:family="text">
      <style:text-properties style:font-name="DejaVu Sans Mono1" fo:font-size="10pt" style:font-size-asian="10pt" style:font-size-complex="10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SEP # : 22</text:h>
      <text:p text:style-name="P2"/>
      <text:p text:style-name="P1"/>
      <text:p text:style-name="P1">Title: Sorting Algorithms</text:p>
      <text:p text:style-name="P1">Version: 1.0</text:p>
      <text:p text:style-name="P1">Author: M. Baudin</text:p>
      <text:p text:style-name="P1">Review: </text:p>
      <text:p text:style-name="P1">Commented: </text:p>
      <text:p text:style-name="P1">State: Draft</text:p>
      <text:p text:style-name="P1">Scilab-Version: 5.0</text:p>
      <text:p text:style-name="P1">Vote: "No: discussions and suggestions"</text:p>
      <text:p text:style-name="P1">Created: 10 April 2009</text:p>
      <text:p text:style-name="P2"/>
      <text:p text:style-name="P1"/>
      <text:h text:style-name="Heading_20_2" text:outline-level="2">Abstract</text:h>
      <text:p text:style-name="P1"/>
      <text:p text:style-name="P1">In this SEP, we discuss the improvement of the gsort command. We discuss the possibility to sort matrices containing complex numbers by real part order first, and imaginary part second. We also discuss the possibility to pass a Scilab comparison function as a second input argument of the gsort command.</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SEP # : 21<text:tab/>1</text:p>
          <text:p text:style-name="P8">Abstract<text:tab/>1</text:p>
          <text:p text:style-name="P8">Rationale<text:tab/>1</text:p>
          <text:p text:style-name="P7">Sorting by real/imaginary part<text:tab/>1</text:p>
          <text:p text:style-name="P7">Sorting with a comparison function<text:tab/>2</text:p>
          <text:p text:style-name="P7">Changelog<text:tab/>3</text:p>
          <text:p text:style-name="P7">Copyright<text:tab/>3</text:p>
        </text:index-body>
      </text:table-of-content>
      <text:p text:style-name="P1"/>
      <text:h text:style-name="Heading_20_2" text:outline-level="2">Rationale</text:h>
      <text:p text:style-name="P1"/>
      <text:h text:style-name="Heading_20_3" text:outline-level="3">Sorting by real/imaginary part</text:h>
      <text:h text:style-name="Heading_20_3" text:outline-level="3"/>
      <text:p text:style-name="P1">The current version of gsort is able to sort complex matrices. The chosen order is based on the modulus of the complex numbers. But roots of polynomials, if complex, are conjugate. That implies that sorting with this order does not allow to distinguish conjugate roots. The consequence is that the order is determined by numerical rounding errors, i.e. the order is highly unstable. That makes unit tests difficult to implement (see for example bug #415).</text:p>
      <text:p text:style-name="P1"/>
      <text:p text:style-name="P1">The proposal is to add an option to the gsort command so that it may be able to sort by comparing the real part first, and the imaginary part second. The specification would be the following :</text:p>
      <text:p text:style-name="P1"><text:soft-page-break/></text:p>
      <text:p text:style-name="P5">[s, [k]]=gsort(v,flag1,flag2)</text:p>
      <text:p text:style-name="P1"/>
      <text:p text:style-name="P9">flag2</text:p>
      <text:p text:style-name="Text_20_body"><text:s text:c="2"/>a string <text:span text:style-name="Source_20_Text">'i'</text:span> for increasing and <text:span text:style-name="Source_20_Text">'d'</text:span> for decreasing order, <text:span text:style-name="Source_20_Text">'icomplex'</text:span> for increasing and <text:span text:style-name="Source_20_Text">'dcomplex'</text:span> for decreasing order with real part first and imaginary part second</text:p>
      <text:p text:style-name="P1"/>
      <text:p text:style-name="P1">The following prospective Scilab session is a use-case for such a feature.</text:p>
      <text:p text:style-name="P1"/>
      <text:p text:style-name="P1">x = [</text:p>
      <text:p text:style-name="P1">1+%i</text:p>
      <text:p text:style-name="P1">1-%i]</text:p>
      <text:p text:style-name="P1">y = gsort(x,”r”,”icomplex”)</text:p>
      <text:p text:style-name="P1"/>
      <text:h text:style-name="Heading_20_3" text:outline-level="3">Sorting with a comparison function</text:h>
      <text:h text:style-name="Heading_20_3" text:outline-level="3"/>
      <text:p text:style-name="P1">The current version of gsort is able to sort complex data structures implemented as tlists. Indeed, if a tlist is passed to the gsort command, the overloading system is invoked so that the overloading associated ordering function is invoked. For other Scilab data types, though, there is no such system and the user is not able to define his own comparison function.</text:p>
      <text:p text:style-name="P1"/>
      <text:p text:style-name="P1">The proposal is to add an option to the gsort command so that the user can pass a comparison function. The specification would be the following :</text:p>
      <text:p text:style-name="P1"/>
      <text:p text:style-name="P5">[s, [k]]=gsort(v,flag1,flag2)</text:p>
      <text:p text:style-name="P5">[s, [k]]=gsort(v,flag1,compare)</text:p>
      <text:p text:style-name="P1"/>
      <text:p text:style-name="P9">compare</text:p>
      <text:p text:style-name="Text_20_body"><text:s text:c="2"/>a scilab function which returns -1, 0 or +1 when its first argument is lower, equal or greater than its second argument.</text:p>
      <text:p text:style-name="P1"/>
      <text:p text:style-name="P1"><text:s/>Possible use-cases of this comparison function are the same as the use-cases of the qsort function at the C level, i.e. enormous. For example, suppose that I want to sort a complex matrix with increasing ordering and real / imaginary parts order. The following prospective Scilab session is a use-case for such a feature.</text:p>
      <text:p text:style-name="P1"/>
      <text:p text:style-name="P1">function result = mycomparison ( a , b )</text:p>
      <text:p text:style-name="P1"><text:s/>ar = real(a)</text:p>
      <text:p text:style-name="P1"><text:s/>br = real(b)</text:p>
      <text:p text:style-name="P1"><text:s/>if ar &lt; br then</text:p>
      <text:p text:style-name="P1"><text:s text:c="3"/>result = -1</text:p>
      <text:p text:style-name="P1"><text:s/>elseif ar &gt; br then</text:p>
      <text:p text:style-name="P1"><text:s text:c="3"/>result = 1</text:p>
      <text:p text:style-name="P1"><text:s/>else</text:p>
      <text:p text:style-name="P1"><text:s text:c="3"/>ai = imag(a)</text:p>
      <text:p text:style-name="P1"><text:s text:c="3"/>bi = imag(b)</text:p>
      <text:p text:style-name="P1"><text:s text:c="3"/>if ai &lt; bi then</text:p>
      <text:p text:style-name="P1"><text:s text:c="5"/>result = -1</text:p>
      <text:p text:style-name="P1"><text:s text:c="3"/>elseif ai == bi then</text:p>
      <text:p text:style-name="P1"><text:soft-page-break/><text:s text:c="5"/>result = 0</text:p>
      <text:p text:style-name="P1"><text:s text:c="3"/>else</text:p>
      <text:p text:style-name="P1"><text:s text:c="5"/>result = 1</text:p>
      <text:p text:style-name="P1"><text:s text:c="4"/>end</text:p>
      <text:p text:style-name="P1"><text:s text:c="2"/>end</text:p>
      <text:p text:style-name="P1">endfunction</text:p>
      <text:p text:style-name="P1"/>
      <text:p text:style-name="P1">x = [</text:p>
      <text:p text:style-name="P1">1+%i</text:p>
      <text:p text:style-name="P1">1-%i]</text:p>
      <text:p text:style-name="P1">y = gsort ( x , mycomparison )</text:p>
      <text:p text:style-name="P1"/>
      <text:p text:style-name="P1"/>
      <text:h text:style-name="P11" text:outline-level="3">Changelog</text:h>
      <text:p text:style-name="P4"><text:tab/><text:span text:style-name="T1">1.0 – M. Baudin, 10/04/2009, Initial Version</text:span></text:p>
      <text:h text:style-name="P11" text:outline-level="3">Copyright</text:h>
      <text:p text:style-name="P3"><text:tab/>This document has been placed under the license CeCILL-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class="text">
      <style:paragraph-properties fo:text-align="justify" style:justify-single-word="false"/>
      <style:text-properties style:font-name="Courier New"/>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Pierre MARECHAL</meta:initial-creator>
    <meta:creation-date>2008-07-09T13:39:08</meta:creation-date>
    <dc:date>2009-04-10T10:58:04.38</dc:date>
    <meta:editing-cycles>141</meta:editing-cycles>
    <meta:editing-duration>PT10H09M38S</meta:editing-duration>
    <meta:document-statistic meta:table-count="0" meta:image-count="0" meta:object-count="0" meta:page-count="3" meta:paragraph-count="67" meta:word-count="538" meta:character-count="3131"/>
    <meta:user-defined meta:name="Info 1"/>
    <meta:user-defined meta:name="Info 2"/>
    <meta:user-defined meta:name="Info 3"/>
    <meta:user-defined meta:name="Info 4"/>
  </office:meta>
</office:document-meta>
</file>